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1000001B1FE98E73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0cm" fo:min-width="12.5cm" loext:decorative="false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6.248cm" svg:height="22.256cm" svg:x="-3.5cm" svg:y="-2.757cm" svg:viewBox="0 0 26249 22257" svg:d="M0 22257c0-7419 0-14838 0-22257 8750 0 17499 0 26249 0 0 7419 0 14838 0 22257-8750 0-17499 0-26249 0z">
          <text:p/>
        </draw:path>
        <draw:custom-shape draw:style-name="gr2" draw:text-style-name="P2" draw:layer="layout" svg:width="13cm" svg:height="20.25cm" svg:x="-2.25cm" svg:y="-0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100000241000001B1FE98E73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2T17:40:40.960575034</dc:date>
    <meta:editing-duration>PT8M9S</meta:editing-duration>
    <meta:editing-cycles>4</meta:editing-cycles>
    <meta:generator>LibreOffice/24.2.7.2$Linux_X86_64 LibreOffice_project/420$Build-2</meta:generator>
    <meta:document-statistic meta:object-count="2"/>
  </office:meta>
</office:document-meta>
</file>